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start" style:justify-single-word="false"/>
      <style:text-properties style:font-name="Times New Roman" officeooo:rsid="000923ab" officeooo:paragraph-rsid="000923ab"/>
    </style:style>
    <style:style style:name="P2" style:family="paragraph" style:parent-style-name="Standard">
      <style:paragraph-properties fo:line-height="200%" fo:text-align="start" style:justify-single-word="false"/>
      <style:text-properties style:font-name="Times New Roman" officeooo:rsid="000923ab" officeooo:paragraph-rsid="001316cd"/>
    </style:style>
    <style:style style:name="P3" style:family="paragraph" style:parent-style-name="Standard">
      <style:paragraph-properties fo:line-height="200%" fo:text-align="center" style:justify-single-word="false"/>
      <style:text-properties style:font-name="Times New Roman" officeooo:paragraph-rsid="00058324"/>
    </style:style>
    <style:style style:name="P4" style:family="paragraph" style:parent-style-name="Standard">
      <style:paragraph-properties fo:line-height="200%" fo:text-align="center" style:justify-single-word="false"/>
      <style:text-properties style:font-name="Times New Roman"/>
    </style:style>
    <style:style style:name="P5" style:family="paragraph" style:parent-style-name="Standard">
      <style:paragraph-properties fo:line-height="200%" fo:text-align="start" style:justify-single-word="false"/>
      <style:text-properties style:font-name="Times New Roman" officeooo:rsid="001316cd" officeooo:paragraph-rsid="001316cd"/>
    </style:style>
    <style:style style:name="P6" style:family="paragraph" style:parent-style-name="Standard">
      <style:paragraph-properties fo:line-height="200%" fo:text-align="center" style:justify-single-word="false"/>
      <style:text-properties officeooo:paragraph-rsid="001433ed"/>
    </style:style>
    <style:style style:name="P7" style:family="paragraph" style:parent-style-name="Standard">
      <style:paragraph-properties fo:line-height="200%" fo:text-align="start" style:justify-single-word="false"/>
      <style:text-properties officeooo:paragraph-rsid="001316cd"/>
    </style:style>
    <style:style style:name="P8" style:family="paragraph" style:parent-style-name="Standard">
      <style:paragraph-properties fo:line-height="200%" fo:text-align="start" style:justify-single-word="false"/>
      <style:text-properties officeooo:paragraph-rsid="00184fa8"/>
    </style:style>
    <style:style style:name="P9" style:family="paragraph" style:parent-style-name="Standard">
      <style:paragraph-properties fo:line-height="200%" fo:text-align="start" style:justify-single-word="false"/>
      <style:text-properties officeooo:paragraph-rsid="001b4997"/>
    </style:style>
    <style:style style:name="P10" style:family="paragraph" style:parent-style-name="Standard">
      <style:paragraph-properties fo:line-height="200%" fo:text-align="start" style:justify-single-word="false"/>
      <style:text-properties style:text-underline-style="solid" style:text-underline-width="auto" style:text-underline-color="font-color" officeooo:rsid="001316cd" officeooo:paragraph-rsid="001316cd"/>
    </style:style>
    <style:style style:name="P11" style:family="paragraph" style:parent-style-name="Standard">
      <style:paragraph-properties fo:line-height="200%" fo:text-align="center" style:justify-single-word="false"/>
      <style:text-properties fo:color="#000000" loext:opacity="100%" style:font-name="Times New Roman" officeooo:paragraph-rsid="000f82dc"/>
    </style:style>
    <style:style style:name="P12" style:family="paragraph" style:parent-style-name="Standard">
      <style:paragraph-properties fo:line-height="200%" fo:text-align="center" style:justify-single-word="false"/>
      <style:text-properties fo:color="#000000" loext:opacity="100%" style:font-name="Times New Roman" officeooo:rsid="00058324" officeooo:paragraph-rsid="000f82dc"/>
    </style:style>
    <style:style style:name="P13" style:family="paragraph" style:parent-style-name="Standard">
      <style:paragraph-properties fo:line-height="200%" fo:text-align="center" style:justify-single-word="false"/>
      <style:text-properties fo:color="#000000" loext:opacity="100%" style:font-name="Times New Roman" officeooo:rsid="00058324" officeooo:paragraph-rsid="00058324"/>
    </style:style>
    <style:style style:name="P14" style:family="paragraph" style:parent-style-name="Standard">
      <style:paragraph-properties fo:line-height="200%" fo:text-align="start" style:justify-single-word="false"/>
      <style:text-properties fo:color="#000000" loext:opacity="100%" style:font-name="Times New Roman" style:text-underline-style="solid" style:text-underline-width="auto" style:text-underline-color="font-color" officeooo:rsid="001316cd" officeooo:paragraph-rsid="001316cd"/>
    </style:style>
    <style:style style:name="P15" style:family="paragraph" style:parent-style-name="Standard">
      <style:paragraph-properties fo:margin-left="0in" fo:margin-right="0in" fo:line-height="200%" fo:text-align="center" style:justify-single-word="false" fo:text-indent="0in" style:auto-text-indent="false"/>
      <style:text-properties style:font-name="Times New Roman"/>
    </style:style>
    <style:style style:name="P16" style:family="paragraph" style:parent-style-name="Standard">
      <style:paragraph-properties fo:margin-left="0in" fo:margin-right="0in" fo:line-height="200%" fo:text-align="center" style:justify-single-word="false" fo:text-indent="0in" style:auto-text-indent="false"/>
      <style:text-properties style:font-name="Times New Roman" officeooo:rsid="000f82dc"/>
    </style:style>
    <style:style style:name="T1" style:family="text">
      <style:text-properties officeooo:rsid="000febe6"/>
    </style:style>
    <style:style style:name="T2" style:family="text">
      <style:text-properties officeooo:rsid="001ed687"/>
    </style:style>
    <style:style style:name="T3" style:family="text">
      <style:text-properties officeooo:rsid="000f82dc"/>
    </style:style>
    <style:style style:name="T4" style:family="text">
      <style:text-properties fo:color="#000000" loext:opacity="100%"/>
    </style:style>
    <style:style style:name="T5" style:family="text">
      <style:text-properties fo:color="#000000" loext:opacity="100%" officeooo:rsid="00058324"/>
    </style:style>
    <style:style style:name="T6" style:family="text">
      <style:text-properties fo:color="#000000" loext:opacity="100%" officeooo:rsid="000ab6e1"/>
    </style:style>
    <style:style style:name="T7" style:family="text">
      <style:text-properties fo:color="#000000" loext:opacity="100%" officeooo:rsid="000c262e"/>
    </style:style>
    <style:style style:name="T8" style:family="text">
      <style:text-properties fo:color="#000000" loext:opacity="100%" officeooo:rsid="000c2f48"/>
    </style:style>
    <style:style style:name="T9" style:family="text">
      <style:text-properties fo:color="#000000" loext:opacity="100%" officeooo:rsid="000c5242"/>
    </style:style>
    <style:style style:name="T10" style:family="text">
      <style:text-properties fo:color="#000000" loext:opacity="100%" officeooo:rsid="000e0472"/>
    </style:style>
    <style:style style:name="T11" style:family="text">
      <style:text-properties fo:color="#000000" loext:opacity="100%" officeooo:rsid="000f9ee3"/>
    </style:style>
    <style:style style:name="T12" style:family="text">
      <style:text-properties fo:color="#000000" loext:opacity="100%" style:font-name="Times New Roman"/>
    </style:style>
    <style:style style:name="T13" style:family="text">
      <style:text-properties fo:color="#000000" loext:opacity="100%" style:font-name="Times New Roman" officeooo:rsid="0007406c"/>
    </style:style>
    <style:style style:name="T14" style:family="text">
      <style:text-properties fo:color="#000000" loext:opacity="100%" style:font-name="Times New Roman" officeooo:rsid="000923ab"/>
    </style:style>
    <style:style style:name="T15" style:family="text">
      <style:text-properties fo:color="#000000" loext:opacity="100%" style:font-name="Times New Roman" officeooo:rsid="001316cd"/>
    </style:style>
    <style:style style:name="T16" style:family="text">
      <style:text-properties fo:color="#000000" loext:opacity="100%" style:font-name="Times New Roman" style:text-underline-style="solid" style:text-underline-width="auto" style:text-underline-color="font-color" officeooo:rsid="000923ab"/>
    </style:style>
    <style:style style:name="T17" style:family="text">
      <style:text-properties fo:color="#000000" loext:opacity="100%" style:font-name="Times New Roman" style:text-underline-style="solid" style:text-underline-width="auto" style:text-underline-color="font-color" officeooo:rsid="001316cd"/>
    </style:style>
    <style:style style:name="T18" style:family="text">
      <style:text-properties fo:color="#000000" loext:opacity="100%" style:font-name="Times New Roman" fo:font-weight="bold" officeooo:rsid="001433ed" style:font-weight-asian="bold" style:font-weight-complex="bold"/>
    </style:style>
    <style:style style:name="T19" style:family="text">
      <style:text-properties fo:color="#000000" loext:opacity="100%" style:font-name="Times New Roman" officeooo:rsid="00184fa8"/>
    </style:style>
    <style:style style:name="T20" style:family="text">
      <style:text-properties fo:color="#000000" loext:opacity="100%" style:font-name="Times New Roman" officeooo:rsid="001b4997"/>
    </style:style>
    <style:style style:name="T21" style:family="text">
      <style:text-properties fo:color="#000000" loext:opacity="100%" style:font-name="Times New Roman" officeooo:rsid="001eeca6"/>
    </style:style>
    <style:style style:name="T22" style:family="text">
      <style:text-properties fo:color="#000000" loext:opacity="100%" style:font-name="Times New Roman" officeooo:rsid="0027d6e4"/>
    </style:style>
    <style:style style:name="T23" style:family="text">
      <style:text-properties fo:color="#000000" loext:opacity="100%" style:font-name="Times New Roman" officeooo:rsid="00297ad3"/>
    </style:style>
    <style:style style:name="T24" style:family="text">
      <style:text-properties fo:color="#000000" loext:opacity="100%" officeooo:rsid="001316cd"/>
    </style:style>
    <style:style style:name="T25" style:family="text">
      <style:text-properties fo:color="#000000" loext:opacity="100%" style:text-underline-style="solid" style:text-underline-width="auto" style:text-underline-color="font-color"/>
    </style:style>
    <style:style style:name="T26" style:family="text">
      <style:text-properties fo:color="#000000" loext:opacity="100%" officeooo:rsid="001ccd09"/>
    </style:style>
    <style:style style:name="T27" style:family="text">
      <style:text-properties fo:color="#000000" loext:opacity="100%" officeooo:rsid="001ce5d6"/>
    </style:style>
    <style:style style:name="T28" style:family="text">
      <style:text-properties fo:color="#000000" loext:opacity="100%" officeooo:rsid="001ed687"/>
    </style:style>
    <style:style style:name="T29" style:family="text">
      <style:text-properties fo:color="#000000" loext:opacity="100%" officeooo:rsid="0021109a"/>
    </style:style>
    <style:style style:name="T30" style:family="text">
      <style:text-properties fo:color="#000000" loext:opacity="100%" officeooo:rsid="0022ca2b"/>
    </style:style>
    <style:style style:name="T31" style:family="text">
      <style:text-properties fo:color="#000000" loext:opacity="100%" officeooo:rsid="0022d13d"/>
    </style:style>
    <style:style style:name="T32" style:family="text">
      <style:text-properties fo:color="#000000" loext:opacity="100%" officeooo:rsid="002428d3"/>
    </style:style>
    <style:style style:name="T33" style:family="text">
      <style:text-properties fo:color="#000000" loext:opacity="100%" officeooo:rsid="002600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4"><text:span text:style-name="T4"/></text:p>
      <text:p text:style-name="P15" loext:marker-style-name="T4"><text:span text:style-name="T4"/></text:p>
      <text:p text:style-name="P15" loext:marker-style-name="T4"><text:span text:style-name="T4"/></text:p>
      <text:p text:style-name="P15" loext:marker-style-name="T4"><text:span text:style-name="T4"/></text:p>
      <text:p text:style-name="P15" loext:marker-style-name="T4"><text:span text:style-name="T4"/></text:p>
      <text:p text:style-name="P15" loext:marker-style-name="T4"><text:span text:style-name="T4"/></text:p>
      <text:p text:style-name="P15" loext:marker-style-name="T4"><text:span text:style-name="T4"/></text:p>
      <text:p text:style-name="P15" loext:marker-style-name="T4"><text:span text:style-name="T4"/></text:p>
      <text:p text:style-name="P16" loext:marker-style-name="T4"><text:span text:style-name="T4"/></text:p>
      <text:p text:style-name="P11">EN.605.202.81 Section 84</text:p>
      <text:p text:style-name="P12">Alexander Shah</text:p>
      <text:p text:style-name="P3"><text:span text:style-name="T28">Lab</text:span><text:span text:style-name="T5"> 1</text:span><text:span text:style-name="T4">: </text:span><text:span text:style-name="T5">Prefix to Postfix </text:span><text:span text:style-name="T11">with </text:span><text:span text:style-name="T5">Stacks </text:span><text:span text:style-name="T11">Analysis</text:span></text:p>
      <text:p text:style-name="P13">September 26, 2023</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6"><text:soft-page-break/><text:span text:style-name="T14"><text:tab/></text:span><text:span text:style-name="T18">Project 1 Analysis</text:span></text:p>
      <text:p text:style-name="P8"><text:span text:style-name="T14"><text:tab/></text:span><text:span text:style-name="T13">This program receives prefix expressions and uses an implementation of a stack data structure to parse and convert to a postfix expression. The program effectively manages error handling, addressing issues such as reading files, processing incorrect lines, and managing invalid expressions that cannot be successfully converted. </text:span><text:span text:style-name="T15">The stack, implemented as MyStack, </text:span><text:span text:style-name="T19">is crucial to the</text:span><text:span text:style-name="T15"> process </text:span><text:span text:style-name="T19">where we </text:span><text:span text:style-name="T22">store and retrieve elements of the expression.</text:span></text:p>
      <text:p text:style-name="P5"><text:span text:style-name="T25"/></text:p>
      <text:p text:style-name="P14">Justification for Design Decisions</text:p>
      <text:p text:style-name="P7"><text:span text:style-name="T13"><text:tab/></text:span><text:span text:style-name="T15">The</text:span><text:span text:style-name="T13"> stack is implemented as MyStack which has the methods pop and push to add or remove elements from the </text:span><text:span text:style-name="T23">top</text:span><text:span text:style-name="T13"> of the stack. A stack is useful in this application as it allows us to parse the expression and build an output expression by contextually combining elements of the expression and putting them on or off the stack. </text:span><text:span text:style-name="T21">A LIFO data structure is ideal for this application.</text:span><text:span text:style-name="T13"> This allows an iterative solution to process the input string from right to left, popping the elements off and adding back on expressions that fit the postfix scheme.</text:span></text:p>
      <text:p text:style-name="P7"><text:span text:style-name="T13"/></text:p>
      <text:p text:style-name="P10"><text:span text:style-name="T13">R</text:span><text:span text:style-name="T12">ecursion</text:span></text:p>
      <text:p text:style-name="P7"><text:span text:style-name="T13"><text:tab/></text:span><text:span text:style-name="T14">Compared with a recursive approach, the iterative solution is </text:span><text:span text:style-name="T15">potentially</text:span><text:span text:style-name="T14"> more efficient in space complexity </text:span><text:span text:style-name="T15">since the recursive method has</text:span><text:span text:style-name="T14"> memory </text:span><text:span text:style-name="T15">overhead for </text:span><text:span text:style-name="T14">repeated calls, </text:span><text:span text:style-name="T15">and is easier to </text:span><text:span text:style-name="T14">control </text:span><text:span text:style-name="T15">for </text:span><text:span text:style-name="T14">debugging and ensuring that edge cases are covered. In addition, the iterative solution will work the same way regardless of the size of the input compared to a recursive solution which may need larger and larger depth to its recursive calls. This project showed how the stack data structure is an appropriate choice for the implementation of this iterative solution. A stack is well suited to the </text:span><text:soft-page-break/><text:span text:style-name="T14">operations that the problem calls for, and performs each operation during the run time with good efficiency. </text:span></text:p>
      <text:p text:style-name="P7"><text:span text:style-name="T14"/></text:p>
      <text:p text:style-name="P7"><text:span text:style-name="T16">E</text:span><text:span text:style-name="T17">fficiency</text:span></text:p>
      <text:p text:style-name="P9"><text:span text:style-name="T14"><text:tab/>When assessing time and space complexity, the iterative approach exhibits O(n) time complexity. This efficiency is achieved through the use of O(1) stack operations, resulting </text:span><text:span text:style-name="T20">in</text:span><text:span text:style-name="T14"> O(n) space </text:span><text:span text:style-name="T20">complexity</text:span><text:span text:style-name="T14"> to store the stack's elements. A recursive implementation may depend on how deep the recursion needs to accommodate the operands and operators in the stack, but in the worst case the recursive implementation runs </text:span><text:span text:style-name="T15">averagely in </text:span><text:span text:style-name="T14">O(n) time and O(n) space.</text:span></text:p>
      <text:p text:style-name="P2"><text:span text:style-name="T4"/></text:p>
      <text:p text:style-name="P14">What I Learned/What I Would Do Differently</text:p>
      <text:p text:style-name="P2"><text:span text:style-name="T4"><text:tab/>I might have chosen to </text:span><text:span text:style-name="T6">handle errors more effectively, such as showing the steps taken when parsing an expression, such as showing the elements moving on and off the stack and where the program runs into an invalid expression or when the program discards an input. </text:span><text:span text:style-name="T7">In addition, using more output during debugging could be beneficial to keep track of the program logic to find more instances where edge cases could affect the output of the program. </text:span><text:span text:style-name="T26">For example, </text:span><text:span text:style-name="T29">t</text:span><text:span text:style-name="T26">he program does not handle parenthesis, comma separated values, or combining integers, </text:span><text:span text:style-name="T29">and works by discarding white space which could be used significantly</text:span><text:span text:style-name="T26">.</text:span></text:p>
      <text:p text:style-name="P1"><text:span text:style-name="T7"><text:tab/></text:span><text:span text:style-name="T8">Specifically on debugging, I ran into an issue where the arrangement of elements in the stack were correct up until a point, then the ordering of the final arrangement of elements on the stack failed to achieve the correct output, </text:span><text:span text:style-name="T30">even after making sure the </text:span><text:span text:style-name="T8">program logic </text:span><text:span text:style-name="T30">was correct</text:span><text:span text:style-name="T8">. For example an expression like “-+ABC” resulted in “-AB+C”, when it should have been “AB+C-”. <text:s/>Checking the last state of the stack, the stack contained [-, AB+, C]. It occurred to me that the last step of recombining </text:span><text:soft-page-break/><text:span text:style-name="T8">the individual subexpressions </text:span><text:span text:style-name="T32">was happening in the wrong order</text:span><text:span text:style-name="T8">. By </text:span><text:span text:style-name="T9">using debugging statements </text:span><text:span text:style-name="T10">I got </text:span><text:span text:style-name="T32">a better view of how </text:span><text:span text:style-name="T10">the stack </text:span><text:span text:style-name="T32">changed </text:span><text:span text:style-name="T10">and</text:span><text:span text:style-name="T9"> I was able to figure out the solution. By </text:span><text:span text:style-name="T8">taking the </text:span><text:span text:style-name="T30">ending </text:span><text:span text:style-name="T8">stack, and unpacking the elements </text:span><text:span text:style-name="T9">in reverse order while joining them to a</text:span><text:span text:style-name="T24">n output</text:span><text:span text:style-name="T9"> string</text:span><text:span text:style-name="T8">, I was able to recombine them in the correct output order. </text:span><text:span text:style-name="T30">Debugging in this way helped me to more deeply understand the </text:span><text:span text:style-name="T31">steps that were occurring and where they </text:span><text:span text:style-name="T33">were going </text:span><text:span text:style-name="T31">wro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febe6"/>
    </style:style>
    <style:style style:name="MT2" style:family="text">
      <style:text-properties officeooo:rsid="001ed687"/>
    </style:style>
    <style:style style:name="MT3" style:family="text">
      <style:text-properties officeooo:rsid="000f82d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605.202 Introduction to Data Structures<text:tab/><text:tab/><text:span text:style-name="MT1">Alex Shah – </text:span><text:span text:style-name="MT2">Lab</text:span><text:span text:style-name="MT3"> 1 Analysis</text:span></text:p>
      </style:header>
      <style:footer>
        <text:p text:style-name="Footer"><text:page-number text:select-page="current">3</text:page-number></text:p>
      </style:footer>
      <style:footer-left>
        <text:p text:style-name="Footer"><text:page-number text:select-page="current">4</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02T13:21:41.103000000</dc:date>
    <meta:editing-duration>PT3H46M26S</meta:editing-duration>
    <meta:editing-cycles>32</meta:editing-cycles>
    <meta:generator>LibreOffice/7.6.1.2$Windows_X86_64 LibreOffice_project/f5defcebd022c5bc36bbb79be232cb6926d8f674</meta:generator>
    <meta:document-statistic meta:table-count="0" meta:image-count="0" meta:object-count="0" meta:page-count="4" meta:paragraph-count="18" meta:word-count="662" meta:character-count="4036" meta:non-whitespace-character-count="3381"/>
  </office:meta>
</office:document-meta>
</file>